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paragraph-rsid="002681dd"/>
    </style:style>
    <style:style style:name="P2" style:family="paragraph" style:parent-style-name="Standard">
      <style:paragraph-properties fo:margin-top="0cm" fo:margin-bottom="0.199cm" style:contextual-spacing="false"/>
      <style:text-properties style:font-name="Gentium Book Plus" officeooo:paragraph-rsid="002a4d18"/>
    </style:style>
    <style:style style:name="P3" style:family="paragraph" style:parent-style-name="Standard">
      <style:paragraph-properties fo:margin-top="0cm" fo:margin-bottom="0.199cm" style:contextual-spacing="false"/>
      <style:text-properties style:font-name="Gentium Book Plus" officeooo:paragraph-rsid="00286e4c"/>
    </style:style>
    <style:style style:name="P4" style:family="paragraph" style:parent-style-name="Standard">
      <style:paragraph-properties fo:margin-top="0cm" fo:margin-bottom="0.199cm" style:contextual-spacing="false"/>
      <style:text-properties style:font-name="Gentium Book Plus"/>
    </style:style>
    <style:style style:name="P5" style:family="paragraph" style:parent-style-name="Text_20_body">
      <style:paragraph-properties fo:margin-top="0cm" fo:margin-bottom="0.199cm" style:contextual-spacing="false" fo:text-align="start" style:justify-single-word="false" style:writing-mode="lr-tb"/>
      <style:text-properties style:font-name="Gentium Book Plus" fo:language="en" fo:country="US" officeooo:paragraph-rsid="002681dd"/>
    </style:style>
    <style:style style:name="P6" style:family="paragraph" style:parent-style-name="Text_20_body">
      <style:text-properties style:font-name="Gentium Book Plus" fo:language="en" fo:country="US"/>
    </style:style>
    <style:style style:name="P7" style:family="paragraph" style:parent-style-name="Text_20_body">
      <style:text-properties style:font-name="Gentium Book Plus" fo:language="en" fo:country="US" officeooo:paragraph-rsid="002c11fa"/>
    </style:style>
    <style:style style:name="P8" style:family="paragraph" style:parent-style-name="Text_20_body">
      <style:text-properties style:font-name="Gentium Book Plus" fo:language="en" fo:country="US" officeooo:paragraph-rsid="002d13dc"/>
    </style:style>
    <style:style style:name="T1" style:family="text">
      <style:text-properties style:font-name="Gentium Book Plus1"/>
    </style:style>
    <style:style style:name="T2" style:family="text">
      <style:text-properties officeooo:rsid="00286e4c"/>
    </style:style>
    <style:style style:name="T3" style:family="text">
      <style:text-properties officeooo:rsid="002681dd"/>
    </style:style>
    <style:style style:name="T4" style:family="text">
      <style:text-properties officeooo:rsid="002c11fa"/>
    </style:style>
    <style:style style:name="T5" style:family="text">
      <style:text-properties officeooo:rsid="002c682f"/>
    </style:style>
    <style:style style:name="T6" style:family="text">
      <style:text-properties officeooo:rsid="002d13dc"/>
    </style:style>
    <style:style style:name="T7" style:family="text">
      <style:text-properties officeooo:rsid="002dc2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il y avait eu une année de disette, à ce qu'on raconte. Les gens souffraient de la faim. En particulier, il y avait une famille nombreuse dont les provisions se sont trouvées épuisées. Quelques jours ont passé ainsi, sans rien à manger. Alors la mère a dit au père: « Qu'est-ce que tu comptes faire? À continuer comme ça, on va tous dépérir! Regarde les enfants: ils font vraiment pitié! » La mère a poursuivi: « Par chez nous (=à Yongning), la faim règne ; mais il doit bien y avoir des régions où les gens ont de quoi manger! Si nous allions vendre une fille ? » Le père lui a répondu: « Comment ? Mais si on vend notre fille, elle va être bien malheureuse! Qu’est-ce qu’on pourrait bien faire ? » La mère lui a répondu: « Vendre une fille, ce n'est pas si terrible en comparaison de ce qui nous attend: mourir de faim! Vendre une fille, c'est un moindre mal! Ne t’en fais donc pas! Quant à savoir où notre fille va se retrouver à l'avenir… quelle que soit la famille à laquelle on la vend, elle reste notre fille, de toute façon! » Alors, le père a dit: « C’est toi la mère ; décide comme tu l'entends. » La mère a décidé: « Il faut que nous vendions une fille, c'est clair et net! » Et elle a décidé d’emporter une fille pour la vendre.</text:p>
      <text:p text:style-name="P2">(Note: lorsque la disette frappait la plaine de Yongning, située en altitude, c'est auprès des gens du Bord du fleuve, Reumuladdi /ʐɻ˧mv̩˧lɑ˧di˧˥/, qu'on allait vendre des enfants; là-bas, il se fait deux récoltes par an, et la disette est rare.)</text:p>
      <text:p text:style-name="P2">Les filles, ils en avaient trois ; et la mère en emmènerait une. Alors, les trois filles se sont demandé: « Aïe, aïe, aïe! Qui est-ce qui va partir avec maman, qui est-ce que maman va emmener avec elle? » La cadette a déclaré: « Ne vous en faites pas! C’est moi qui vais accompagner maman! »</text:p>
      <text:p text:style-name="P1">Et la mère est partie pour de bon, elle s’en est allé vendre une fille. La mère et la fille s'en sont allées; elles ont marché, marché encore. Derrière un col, elles ont vu qu’il y avait des pousses de fougère de toutes parts! Un coup d'œil vers le haut: tout était pousses de fougère! Un coup d'œil vers le bas: tout était pousses de fougère! « Eeeh bien! Ma fille! Si maman t'a emmenée, c'est parce que j'avais décidé de te vendre! Mais maintenant j'ai changé d'avis: plus question de te vendre! C’est comme dit le conte: “Alors qu'ils étaient partis vendre leur fille, les pousses de fougère sont sorties, alors <text:span text:style-name="T2">ils s’en sont retournés</text:span>”! Maintenant, il n'est plus question de te vendre; on rentre chez nous! » La mère et la fille ont ramassé chacune un grand panier de pousses de fougère, qu’elles ont ramené à la maison.</text:p>
      <text:p text:style-name="P3">Quand elles sont arrivées à la maison, la porte était fermée, à ce qu'on raconte. La mère a crié: « Ouvre, s'il te plaît! » Le père a répondu: « Qui êtes-vous, je vous prie? » La mère a dit: « C'est nous deux: moi et notre fille… nous deux! » Le père a demandé: « Et pourquoi êtes-vous revenues? » La mère a dit: « C’est qu’il n'est plus question de vendre notre fille! Les pousses de fougère sont sorties! C’est comme dans l’histoire: “Elle était partie vendre sa fille, mais voyant que les pousses de fougère étaient sorties, elle est revenue!” Nous deux, on s'en est retourné, comme dans l'histoire! On a cueilli des quantités de pousses de fougère, on les a ramenées! » Et après, vrai de vrai, ils ont fait bouillir les pousses de fougère, et ils s’en sont nourris. </text:p>
      <text:p text:style-name="P3"><text:soft-page-break/>Dans le temps, les pousses de fougère, on les faisait bouillir, nous autres! On les blanchissait à l'eau bouillante ; on les sortait de la casserole, et on les réservait, le temps que ça refroidisse. Ensuite, on les déchiquetait en petits morceaux. On y mettait un peu de farine (tsamba), et on mélangeait. Ca donnait une pâte à galettes, hein! </text:p>
      <text:p text:style-name="P1">Grâce à cette pâte de pousses de fougère, ils n’ont pas eu à vendre leur fille! Et la disette a fini par passer. Voilà ce qui leur est arrivé, à cette famille-là! </text:p>
      <text:p text:style-name="P1">Mais les gens des alentours se posaient des questions. « Vous autres, comment avez-vous fait pour traverser la disette, avec tout ce monde que vous avez à la maison ? En période de disette, l’heure n'est pas à s'apitoyer, c’est chacun pour soi! Dans une période pareille, si on arrive à se procurer un peu de nourriture, on se la garde et on se la mange ; personne ne songerait à partager, quand on n’a même pas ce qu’il faut à la maison! Or vous, vous aviez pourtant beaucoup de bouches à nourrir, dans ces temps difficiles ? » La mère a répondu: « Oui-da! On avait décidé de vendre une fille; et on s'était mis en route pour aller la vendre. Mais au pied d'une montagne, on a trouvé des pousses de fougère en quantité! Alors, on s'en est retourné d'aller vendre notre fille! C’est exactement comme dit le proverbe: “Alors qu'ils étaient partis vendre leur fille, les pousses de fougère sont sorties! Comme les pousses de parelle étaient sorties, ils sont revenus d'aller vendre leur fils”! On a récolté des pousses de fougère pendant la journée entière! Voilà comment il se trouve qu'on ne l'a finalement pas vendue, notre fille. Pendant quelque temps, on a vécu des pousses de fougère! »</text:p>
      <text:p text:style-name="P1">[L’autre moitié de l’histoire, symétrique avec la première, c’est celle d’une famille qui s’apprêtait à vendre un garçon, mais a finalement pu survivre en mangeant des pousses de parelle.] L'autre famille, pendant la disette, elle s'était résolue à vendre un fils. Cette famille-là avait pris la même décision que l’autre, qui avait résolu de vendre une fille. Ils se disaient: « Hélas! Voilà qu’on manque de nourriture… Et on a des enfants en quantité, plein de bouches à nourrir! C'est que les garçons, ça a bon appétit! Ca mange, ça mange, sans jamais être rassasié! » Le père a dit: « Il faut aller vendre un fils! On n'a pas le choix! Vendons un de nos fils! » Et il y est allé, pour de bon! Ils sont partis, le père et le fils. Mais au pied d'une montagne, ils ont trouvé une grande étendue couverte de parelle sauvage. Les pousses de parelle, elles poussaient de partout, d’une belle couleur rouge, à ce qu'on raconte. « Mon fils, mon fils, assieds-toi! » a dit le père. « Quoi donc? Papa, qu'est-ce que tu veux faire? Pourquoi tu me demandes de rester là? » a demandé le fils. « Assieds-toi, assieds-toi! Nous deux, commençons par nous asseoir un peu pour bien réfléchir! » Le père s'est tenu assis là, regardant de tous côtés. La parelle poussait en quantité! « On s'arrête là, on n'y va plus! On s'en retourne! Cueille donc les pousses de parelle! » a-t-il dit au fils. Alors ils ont cueilli plein de pousses de parelle, et ils les ont ramenées à la maison. Le père a dit à la mère: « Plus la peine d’aller vendre notre fils! Voici tout ce qu'il nous faut pour survivre! On va se mettre aux parelles: régime ‘pousses de parelle’ pour toute la famille! C’est ce que nous dit le proverbe, dans les contes que racontent les vieux: “Ils s'en étaient allé<text:span text:style-name="T2">s</text:span> vendre un fils; mais les pousses de parelle étaient sorties; alors ils s'en sont revenus d'aller vendre leur fils! Ils s'en étaient allés vendre une fille; mais les pousses de fougère étaient sorties; alors ils s'en sont revenus d'aller vendre leur fille!” Nous deux, plus question qu'on aille <text:soft-page-break/>vendre des membres de la famille! Toutes les pousses sont parvenues à maturité, on peut les manger! »</text:p>
      <text:p text:style-name="P1">Ces deux familles, elles n'ont vendu ni fille, ni garçon! On dit qu'ils sont revenus! </text:p>
      <text:p text:style-name="P3">Parmi les gens du voisinage, certains semblaient avoir compris les projets des parents, lorsque ceux-ci s'étaient mis en route avec un seul enfant. « EEeeeh! Lui, il s'en est allé vendre un fils; il s'est mis en route; et le voilà qui est toujours chez eux, à la maison?! » Voilà ce que les gens se disaient entre eux. C’est que parmi les vieilles grand-mères, il s’en trouve de bavardes. L'une d'elle a posé la question tout de go: « Eeeh! Vous, cet enfant-là, eh bien, est-ce que des fois vous n'auriez pas eu dessein de le donner à quelqu'un? » On n'aurait pas employé le mot ‘vendre’, n'est-ce pas! (Note: ‘donner’ était un euphémisme pour ‘vendre’; on n'utilisait ni ‘vendre’ ni ‘acheter’ pour désigner le fait de confier un enfant ou d'en adopter un, même s'il y avait en fait un don de nourriture en échange de l'enfant. La formulation proverbiale utilise néanmoins le verbe ‘vendre’, sans détour: “partis vendre leur fils, ils ont trouvé de la parelle…”) Vous avez songé à le donner à quelqu'un; et est-ce que vous n'y seriez pas allé<text:span text:style-name="T2">s</text:span> pour de bon? » Le père a répondu: « Ah, grand-mères! Vous avez deviné juste! Comme on avait faim, et qu'on avait de nombreux fils, on a<text:span text:style-name="T2">vait</text:span> décidé d'en vendre un, et on s'é<text:span text:style-name="T2">tait </text:span>mis en route. Mais les pousses de parelle étaient sorties; vous connaissez bien l’histoire, non, vous, les aïeules ? “Les pousses de parelle étaient sorties; alors ils s'en sont revenus d'aller vendre leur fils! Les pousses de fougère étaient sorties; alors ils s'en sont revenus d'aller vendre leur fille”! C'est exactement comme ça que la situation s'est présentée pour moi. J'ai songé à cette histoire, et je suis revenu! » a répondu le père. (Note: par une mise en abyme, la conteuse renvoie à un passé plus lointain encore l'histoire originelle, celle de la famille qui la première a vécu la découverte, sur la montagne, de nourritures qui ont permis de renoncer au projet de vendre un enfant. Cela a pour effet de rapprocher de nous les protagonistes de l'histoire, et de mettre en scène l'influence du savoir folklorique sur la vie des gens: la connaissance de l'histoire permet aux personnages de l'histoire de prendre la bonne décision.) Alors, la vieille grand-mère a dit: « Vous avez fort bien fait! La faim, on n'en meurt pas comme ça ; on peut la supporter, le temps que la pénurie passe. Quand on trouve des plantes sauvages à récolter, du moment qu’elles sont fraîches, de couleur rouge ou verte, on peut les manger sans crainte. Toutes les plantes qui ne sont pas vénéneuses, on peut s'en nourrir! La disette ne durera qu'une année; petit à petit, ça va s'arranger, vous savez! Les enfants, il ne faut pas les vendre! » Voilà ce qu'elle a dit, cette personne âgée. Et alors, pour de vrai, ces deux familles, elles n'ont pas vendu leur enfant! Les enfants, ils sont revenus. Toute la famille a vécu des pousses de fougère et de parelle! Voilà, c’est ça l’histoire qu’on racontait dans le temps, et que résume le proverbe: “Les pousses de fougère étaient sorties; alors ils s'en sont revenus d'aller vendre leur fille! Les pousses de parelle étaient sorties; alors ils s'en sont revenus d'aller vendre leur fils!”</text:p>
      <text:p text:style-name="P4"/>
      <text:p text:style-name="P5" loext:marker-style-name="T1"><text:span text:style-name="T3">Once upon a time, as the story goes, there was a year of scarcity. People were suffering from hunger. Among them was a large family whose food supplies had run out. For several days, they </text:span><text:soft-page-break/><text:span text:style-name="T3">had nothing to eat. The mother eventually said to the father, “What are you going to do? If we go on like this, we’ll all waste away! Just look at the children—it’s heartbreaking!” She continued, “Around here, in Yongning, hunger rules. But there must be places where people have enough to eat! What if we sold one of our daughters?”</text:span></text:p>
      <text:p text:style-name="P6">The father replied, “What? But if we sell <text:span text:style-name="T4">a</text:span> daughter, she’ll be so unhappy! What else could we possibly do?” The mother responded: “Selling a daughter isn’t as terrible as what awaits us if we don’t: starving to death! Selling one of the girls is the lesser evil. Don’t worry so much! No matter where she ends up, no matter which family we sell her to, she’ll still be our daughter!”</text:p>
      <text:p text:style-name="P6">The father said, “You’re the mother. Do as you see fit.” The mother concluded, “We must sell one of the girls—it’s clear and simple!” She decided to take one of the daughters and sell her.</text:p>
      <text:p text:style-name="P7">(Note: During times of food shortage in the plain of Yongning, children were often sold to the people of the River’s Edge, known as Reumuladdi /ʐɻ˧mv̩˧lɑ˧di˧˥/. This region, which harvested crops twice a year, rarely suffered from scarcity.)</text:p>
      <text:p text:style-name="P6">The family had three daughters, and the mother intended to take one of them. The three girls asked <text:span text:style-name="T4">one an</text:span>other anxiously, “Oh no! Who will go with Mama? Who will she take?” The youngest declared: “Don’t worry! I will go with Mama!”</text:p>
      <text:p text:style-name="P6">So, the mother left, taking her youngest daughter with her. They walked and walked. After crossing a mountain pass, they saw fern shoots everywhere! Looking up, there were fern shoots as far as the eye could see. Looking down, the same. “Well, my daughter! I brought you along because I had decided to sell you. But now I’ve changed my mind. I won’t sell you anymore! As the saying goes, ‘They set out to sell their daughter, but when the fern shoots appeared, they turned back!’ Now, there’s no question of selling you. Let’s go home!”</text:p>
      <text:p text:style-name="P6">The mother and daughter each filled a large basket with fern shoots and brought them home.</text:p>
      <text:p text:style-name="P6">When they arrived, the door was shut, as the story goes. The mother called out, “Open up, please!” The father replied, “Who are you?” The mother said, “It’s us two: me and our daughter. The two of us!” The father asked, “Why have you come back?” The mother explained, “<text:span text:style-name="T5">I</text:span> decided not to sell our daughter after all. The fern shoots have sprouted! It’s just like in the story: ‘She set out to sell her daughter, but when she saw the fern shoots had sprouted, she turned back!’ So, we turned back, just like in the story! We gathered lots of fern shoots and brought them back!” And indeed, they boiled the fern shoots and survived on them.</text:p>
      <text:p text:style-name="P6">In those days, fern shoots were boiled. First, they were blanched in hot water, then taken out and left to cool. Next, they were shredded into small pieces. A bit of flour (tsampa) was added, and the mixture was kneaded into a dough to make patties.</text:p>
      <text:p text:style-name="P6"><text:soft-page-break/>Thanks to this fern shoot dough, the family didn’t have to sell their daughter, and the food shortage eventually passed. That’s what happened to this family.</text:p>
      <text:p text:style-name="P6">However, the neighbo<text:span text:style-name="T5">u</text:span>rs were curious. “How did you manage to get through the <text:span text:style-name="T5">food shortage</text:span> with so many mouths to feed? In such times, people don’t have the luxury of compassion—it’s every family for itself! If you manage to find a bit of food, you keep it for yourself; you certainly don’t share it when you don’t even have enough at home! And yet, you had so many people in your family?”</text:p>
      <text:p text:style-name="P6">The mother replied, “That’s right! We had decided to sell a daughter and <text:span text:style-name="T5">actually </text:span>set off to do so. But at the foot of a mountain, we found a great abundance of fern shoots! So, we turned back. It’s just as the saying goes: ‘They set out to sell their daughter, but when the fern shoots appeared, they turned back! Just as when the wild dock appeared, they turned back from selling their son!’ We spent the whole day gathering fern shoots! That’s how we ended up not selling our daughter. For a while, we lived off fern shoots!”</text:p>
      <text:p text:style-name="P6">[The second part of the story mirrors the first, telling of a family who planned to sell a son but survived by eating wild dock.]</text:p>
      <text:p text:style-name="P6">Another family, also struck by the food shortage, resolved to sell one of their sons. They made the same decision as the first family. “Alas! We’re out of food, and we have so many children to feed! Boys have such big appetites—they eat and eat, never full!” The father said, “We have no choice but to sell a son! Let’s sell one of our boys!” And off they went, the father and son.</text:p>
      <text:p text:style-name="P6">At the foot of a mountain, they found a vast area covered with wild dock. The red-tinted shoots were everywhere, so the story goes. The father said, “My son, my son, sit down!” “Why, Papa? What do you want to do? Why are you asking me to sit?” asked the boy. “Sit down, sit down! Let’s take a moment to think carefully,” replied the father. Sitting there, he looked all around. Wild dock was growing in abundance. “We’re stopping here. We’re not going any further. Let’s head back! Start gathering wild dock shoots!”</text:p>
      <text:p text:style-name="P6">So, they gathered lots of wild dock shoots and returned home. The father told the mother, “There’s no need to sell our son anymore! Here’s everything we need to survive! From now on, we’re living on wild dock shoots—the whole family! As the old saying goes, ‘They set out to sell a son, but when the wild dock shoots appeared, they turned back. They set out to sell a daughter, but when the fern shoots appeared, they turned back!’ We’re not selling any family members anymore! All the shoots have matured and are ready to eat!”</text:p>
      <text:p text:style-name="P6">Neither of these families sold their children. Instead, they returned home.</text:p>
      <text:p text:style-name="P6"><text:soft-page-break/>Among the neighbo<text:span text:style-name="T5">u</text:span>rs, some suspected what the parents had planned when they set off with just one child. “Eeeeh! He set off to sell a son, yet the boy is still here at home?!” they whispered. Some old grandmothers, <text:span text:style-name="T5">of the heavy-duty </text:span>gossip<text:span text:style-name="T5">y sort</text:span>, confronted them directly: “Eeeh! You there, that child—were you planning to give him to someone?” (Note: ‘<text:span text:style-name="T6">to </text:span><text:span text:style-name="T5">g</text:span>iv<text:span text:style-name="T6">e</text:span>’ was a euphemism for ‘<text:span text:style-name="T6">to </text:span>sell’; neither ‘<text:span text:style-name="T6">to </text:span>sell’ nor ‘<text:span text:style-name="T6">to </text:span>buy’ was openly used to describe the exchange of a child, even when food was offered in return. However, the proverbial expression <text:span text:style-name="T6">does use</text:span> the term ‘<text:span text:style-name="T6">to </text:span>sell’: “They set out to sell their son, but they found wild dock...”)</text:p>
      <text:p text:style-name="P8">The father replied, “Ah, grandmothers! You guessed it! When we were hungry, we decided to sell one <text:span text:style-name="T6">of our many sons, </text:span>and <text:span text:style-name="T6">actually </text:span>set off to do so. But we found the wild dock shoots! You know the story well, don’t you, grandmothers? ‘The wild dock shoots appeared, so they turned back from selling their son! The fern shoots appeared, so they turned back from selling their daughter!’ That’s exactly how it happened for me. I thought of that story and turned back!”</text:p>
      <text:p text:style-name="P6">(Note: This story uses a narrative loop to evoke an earlier time when a family first discovered the abundance of wild plants on the mountain and decided not to sell a child. This connection draws the protagonists closer to us and illustrates how traditional knowledge influences real-life decisions.)</text:p>
      <text:p text:style-name="P6">One of the old women replied, “You did the right thing! Hunger doesn’t kill you immediately; you can endure it until the shortage passes. When you find wild plants to gather, as long as they’re fresh and brightly colored, you can eat them without fear. Any non-poisonous plant can sustain you! A <text:span text:style-name="T6">food shortage</text:span> lasts only a year; bit by bit, things will improve! Children should never be sold!”</text:p>
      <text:p text:style-name="P6">And so, in truth, neither family sold their child. Both children came home, and the families survived on fern shoots and wild dock. This is the story people used to tell, summed up by the proverb: “The fern shoots appeared, so they turned back from selling their daughter! The wild dock shoots appeared, so they turned back from selling their son!”</text:p>
      <text:p text:style-name="P6">[Adapted in <text:span text:style-name="T7">Dec</text:span>ember 2024 from the French whole-text translation, on the basis of a translation automatically generated by GPT-<text:span text:style-name="T7">4o</text:span> (chatgpt.com) and checked manually. Alexis Michaud assumes full responsibility for the final 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4:36:36.078164163</meta:creation-date>
    <meta:editing-duration>PT4H6S</meta:editing-duration>
    <meta:editing-cycles>28</meta:editing-cycles>
    <meta:generator>LibreOffice/24.2.7.2$Linux_X86_64 LibreOffice_project/420$Build-2</meta:generator>
    <dc:date>2024-12-22T21:28:12.698145299</dc:date>
    <meta:document-statistic meta:table-count="0" meta:image-count="0" meta:object-count="0" meta:page-count="6" meta:paragraph-count="34" meta:word-count="3357" meta:character-count="18627" meta:non-whitespace-character-count="15306"/>
  </office:meta>
</office:document-meta>
</file>